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sCach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Cache.removeFile( FileSystem filesystem ,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Cache.clear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Cache.getOrCreateFilesystemCache( FileSystem file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sCache.putFil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Cache.getFile( final FileSystem filesystem ,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sCache.touchFile(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